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6:45:38.396730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6:04:01.228367000</meta:creation-date>
    <dc:date>2017-11-17T16:46:02.056243806</dc:date>
    <meta:editing-duration>P1DT1H13M49S</meta:editing-duration>
    <meta:editing-cycles>63</meta:editing-cycles>
    <meta:generator>LibreOffice/5.3.1.2$Linux_X86_64 LibreOffice_project/30m0$Build-2</meta:generator>
    <meta:document-statistic meta:table-count="1" meta:cell-count="90" meta:object-count="0"/>
  </office:meta>
</office:document-meta>
</file>